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tento zvláštní den, kdy srdce mluví hlasitěji než kdy jindy, mi dovol vyjádřit obdiv a lásku, kterou k tobě cítím. Máme to štěstí, že sdílíme nejen třídu, ale i keltské znamení Kaštanu, předznamenání tajemného propojení našich osudů, které je pevné jako kořeny staletých stromů a věčné jako hvězdný prach. Tvoje statečnost a síla, stejně jako ochrana, kterou ti poskytuje archanděl Michael, přidávají barvy do mého života. Tvůj vrozený smysl pro spravedlnost a touha pomáhat tě staví na místo hrdiny mých snů, a já věřím, že společně můžeme čelit jakýmkoliv výzvám.</text:p>
      <text:p text:style-name="Normal">Nechtěj tedy tento den být pouze slavnostní připomínkou našeho spojení pod znamením Kaštanu, ale i začátkem cesty plné lásky, porozumění a vzájemné podpory. Ať je náš společný příběh psán srdcem neohrožených bojovníků a nekonečnou něžností dvou spojených duší.</text:p>
      <text:p text:style-name="Normal">S láskou ve svém srdci a úctou k našemu sdílenému keltskému dědictví, tě pohledem sleduji, jak kráčíš po své cestě, doufaje, že naše cesty zůstanou provázané jako větve mohutného Kaštan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